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float" office:value="10092445" calcext:value-type="float">
            <text:p>10092445</text:p>
          </table:table-cell>
          <table:table-cell table:formula="of:=DEC2HEX([.A1])" office:value-type="string" office:string-value="99FF9D" calcext:value-type="string">
            <text:p>99FF9D</text:p>
          </table:table-cell>
          <table:table-cell table:formula="of:=[.A1]/[.$C$3]*1000" office:value-type="float" office:value="50.462225" calcext:value-type="float">
            <text:p>50,462225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16652118" calcext:value-type="float">
            <text:p>16652118</text:p>
          </table:table-cell>
          <table:table-cell table:formula="of:=DEC2HEX([.A2])" office:value-type="string" office:string-value="FE1756" calcext:value-type="string">
            <text:p>FE1756</text:p>
          </table:table-cell>
          <table:table-cell table:formula="of:=[.A2]/[.$C$3]*1000" office:value-type="float" office:value="83.26059" calcext:value-type="float">
            <text:p>83,26059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table:formula="of:=POWER(2;24)" office:value-type="float" office:value="16777216" calcext:value-type="float">
            <text:p>16777216</text:p>
          </table:table-cell>
          <table:table-cell/>
          <table:table-cell office:value-type="float" office:value="200000000" calcext:value-type="float">
            <text:p>200000000</text:p>
          </table:table-cell>
          <table:table-cell table:formula="of:=[.A3]/[.C3]*1000" office:value-type="float" office:value="83.88608" calcext:value-type="float">
            <text:p>83,88608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us</text:p>
          </table:table-cell>
          <table:table-cell table:style-name="ce2" table:formula="of:=[.C6]/[.C7]/1000" office:value-type="float" office:value="38.287385" calcext:value-type="float">
            <text:p>38,3</text:p>
          </table:table-cell>
          <table:table-cell office:value-type="string" calcext:value-type="string">
            <text:p>ms</text:p>
          </table:table-cell>
          <table:table-cell table:formula="of:=[.E6]/[.E7]/1000" office:value-type="float" office:value="0.57184" calcext:value-type="float">
            <text:p>0,571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000403" calcext:value-type="float">
            <text:p>10000403</text:p>
          </table:table-cell>
          <table:table-cell office:value-type="string" calcext:value-type="string">
            <text:p>ticks</text:p>
          </table:table-cell>
          <table:table-cell office:value-type="float" office:value="7657477" calcext:value-type="float">
            <text:p>7657477</text:p>
          </table:table-cell>
          <table:table-cell/>
          <table:table-cell office:value-type="float" office:value="114368" calcext:value-type="float">
            <text:p>114368</text:p>
          </table:table-cell>
          <table:table-cell/>
        </table:table-row>
        <table:table-row table:style-name="ro1">
          <table:table-cell table:formula="of:=[.A6]/[.A5]" office:value-type="float" office:value="200.00806" calcext:value-type="float">
            <text:p>200,00806</text:p>
          </table:table-cell>
          <table:table-cell office:value-type="string" calcext:value-type="string">
            <text:p>MHz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527176" calcext:value-type="float">
            <text:p>10527176</text:p>
          </table:table-cell>
          <table:table-cell table:number-columns-repeated="5"/>
        </table:table-row>
        <table:table-row table:style-name="ro1">
          <table:table-cell table:formula="of:=[.A12]/[.A11]" office:value-type="float" office:value="210.54352" calcext:value-type="float">
            <text:p>210,543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9:23:26.148561762</meta:creation-date>
    <dc:date>2025-08-20T22:30:03.989127266</dc:date>
    <meta:editing-duration>PT15M15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